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DAOImpl.setCorrelator( CorrelatorDAOImpl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LinkModelId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Ack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EP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xchangeDAOImpl.getFaul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orrelationKey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ExchangeDAOImpl.getCorrela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EPR( Ele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xchangeDAOImpl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DAOImpl.setStatus( 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Response( MessageDAO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createMessag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FailureType( FailureType failur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Instance( ProcessInstance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or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Request( MessageDAO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all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ipedMessageExchangeId( String pipedMessage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ortType(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Invocation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Fault( QName faul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pert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DAOImpl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rocess( ProcessDAO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pagateTransaction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MessageExchangeDAOImpl( String mexId , char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Piped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Link( PartnerLinkDAO plink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Failur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hannel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MessageExchange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ExchangeDAOImpl.setPipedPID( QName piped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AckType( AckType ack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ttern( MessageExchange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Operation(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sKey( String correl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orrelationStatus( String c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allee( QName call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addCorrelationKey( CorrelationKey correlatio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DAOImpl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FaultExplanation(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rtner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InvocationStyle( InvocationStyle invocation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iped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